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Standard">
      <style:text-properties officeooo:rsid="0018cb75"/>
    </style:style>
    <style:style style:name="P2" style:family="paragraph" style:parent-style-name="Standard">
      <style:text-properties officeooo:rsid="0018cb75" officeooo:paragraph-rsid="0018cb75"/>
    </style:style>
    <style:style style:name="P3" style:family="paragraph" style:parent-style-name="Standard">
      <style:text-properties officeooo:rsid="001ad67b" officeooo:paragraph-rsid="001ad67b"/>
    </style:style>
    <style:style style:name="P4" style:family="paragraph" style:parent-style-name="Standard">
      <style:text-properties officeooo:rsid="001ad67b" officeooo:paragraph-rsid="001cae42"/>
    </style:style>
    <style:style style:name="P5" style:family="paragraph" style:parent-style-name="Standard">
      <style:text-properties officeooo:rsid="001cae42" officeooo:paragraph-rsid="001cae42"/>
    </style:style>
    <style:style style:name="P6" style:family="paragraph" style:parent-style-name="Standard">
      <style:text-properties officeooo:rsid="001e2ab6" officeooo:paragraph-rsid="001e2ab6"/>
    </style:style>
    <style:style style:name="P7" style:family="paragraph" style:parent-style-name="Standard">
      <style:text-properties officeooo:rsid="001ffbac" officeooo:paragraph-rsid="001ffbac"/>
    </style:style>
    <style:style style:name="P8" style:family="paragraph" style:parent-style-name="Standard">
      <style:text-properties officeooo:rsid="00200876" officeooo:paragraph-rsid="00200876"/>
    </style:style>
    <style:style style:name="T1" style:family="text">
      <style:text-properties officeooo:rsid="0018e559"/>
    </style:style>
    <style:style style:name="T2" style:family="text">
      <style:text-properties officeooo:rsid="0020c1f5"/>
    </style:style>
    <style:style style:name="T3" style:family="text">
      <style:text-properties officeooo:rsid="002186ef"/>
    </style:style>
    <style:style style:name="T4" style:family="text">
      <style:text-properties officeooo:rsid="002299d6"/>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 What was the response when you sent a GET request to /pet/1?</text:p>
      <text:p text:style-name="P1">200 a successful operation</text:p>
      <text:p text:style-name="P1"/>
      <text:p text:style-name="P1">2. What was the response code, and what does it mean?</text:p>
      <text:p text:style-name="P2">Response code 200 and it means I was able to get a successful response so what I was looking for exists, I can <text:span text:style-name="T1">read</text:span> it because the server is working as it should and I have permission to see it.</text:p>
      <text:p text:style-name="P2"/>
      <text:p text:style-name="P3">Response body:</text:p>
      <text:p text:style-name="P3">{</text:p>
      <text:p text:style-name="P3"><text:s text:c="2"/>"id": 1,</text:p>
      <text:p text:style-name="P3"><text:s text:c="2"/>"category": {</text:p>
      <text:p text:style-name="P3"><text:s text:c="4"/>"id": 1,</text:p>
      <text:p text:style-name="P3"><text:s text:c="4"/>"name": "string"</text:p>
      <text:p text:style-name="P3"><text:s text:c="2"/>},</text:p>
      <text:p text:style-name="P3"><text:s text:c="2"/>"name": "doggie",</text:p>
      <text:p text:style-name="P3"><text:s text:c="2"/>"photoUrls": [</text:p>
      <text:p text:style-name="P3"><text:s text:c="4"/>"string"</text:p>
      <text:p text:style-name="P3"><text:s text:c="2"/>],</text:p>
      <text:p text:style-name="P3"><text:s text:c="2"/>"tags": [</text:p>
      <text:p text:style-name="P3"><text:s text:c="4"/>{</text:p>
      <text:p text:style-name="P3"><text:s text:c="6"/>"id": 1,</text:p>
      <text:p text:style-name="P3"><text:s text:c="6"/>"name": "string"</text:p>
      <text:p text:style-name="P3"><text:s text:c="4"/>}</text:p>
      <text:p text:style-name="P3"><text:s text:c="2"/>],</text:p>
      <text:p text:style-name="P3"><text:s text:c="2"/>"status": "available"</text:p>
      <text:p text:style-name="P3">}</text:p>
      <text:p text:style-name="P3"/>
      <text:p text:style-name="P3">Response headers:</text:p>
      <text:p text:style-name="P3">access-control-allow-headers: Content-Type,api_key,Authorization </text:p>
      <text:p text:style-name="P3"><text:s/>access-control-allow-methods: GET,POST,DELETE,PUT </text:p>
      <text:p text:style-name="P3"><text:s/>access-control-allow-origin: * </text:p>
      <text:p text:style-name="P3"><text:s/>content-type: application/json </text:p>
      <text:p text:style-name="P3"><text:s/>date: Wed,13 Sep 2023 07:47:38 GMT </text:p>
      <text:p text:style-name="P3"><text:s/>server: Jetty(9.2.9.v20150224) </text:p>
      <text:p text:style-name="P3"/>
      <text:p text:style-name="P3"/>
      <text:p text:style-name="P5">3. The fields are json files with data typically taken from a database.</text:p>
      <text:p text:style-name="P5">"id" is typically a unique id often used as a primary key or foreign key.</text:p>
      <text:p text:style-name="P5"/>
      <text:p text:style-name="P5"/>
      <text:p text:style-name="P5">"name" is self expelanrtary, the dog's name is "doggie"</text:p>
      <text:p text:style-name="P5"/>
      <text:p text:style-name="P5">"photosUrls" would normally have a url to an image of the dog but that's no been added so they've just got an empty string array.</text:p>
      <text:p text:style-name="P5"/>
      <text:p text:style-name="P5">The "status" means the pet is available for same.</text:p>
      <text:p text:style-name="P5"/>
      <text:p text:style-name="P5">"tags" and "cateogry" don't contain much info in themselves, instead you're mean to use the ids provided in them to find information in another JSON file which comes from another database table to figure out what tags with the id of 1 mean and what categories with the id of 1 mean.</text:p>
      <text:p text:style-name="P4"><text:s text:c="2"/>"tags": [</text:p>
      <text:p text:style-name="P4"><text:s text:c="4"/>{</text:p>
      <text:p text:style-name="P4"><text:soft-page-break/><text:s text:c="6"/>"id": 1,</text:p>
      <text:p text:style-name="P4"><text:s text:c="6"/>"name": "string"</text:p>
      <text:p text:style-name="P4"><text:s text:c="4"/>}</text:p>
      <text:p text:style-name="P4"><text:s/>"category": {</text:p>
      <text:p text:style-name="P4"><text:s text:c="4"/>"id": 1,</text:p>
      <text:p text:style-name="P4"><text:s text:c="4"/>"name": "string"</text:p>
      <text:p text:style-name="P4"><text:s text:c="2"/>},</text:p>
      <text:p text:style-name="P4"/>
      <text:p text:style-name="P4"/>
      <text:p text:style-name="P6">4. When you sent a POST request to /pet, what did you put in the request body?</text:p>
      <text:p text:style-name="P6"/>
      <text:p text:style-name="P7">You need to provide<text:span text:style-name="T2"> properly formatted</text:span> JSON <text:span text:style-name="T3">similar to the</text:span> style below.</text:p>
      <text:p text:style-name="P6"/>
      <text:p text:style-name="P6">{</text:p>
      <text:p text:style-name="P6"><text:s text:c="2"/>"id": 0,</text:p>
      <text:p text:style-name="P6"><text:s text:c="2"/>"category": {</text:p>
      <text:p text:style-name="P6"><text:s text:c="4"/>"id": 0,</text:p>
      <text:p text:style-name="P6"><text:s text:c="4"/>"name": "string"</text:p>
      <text:p text:style-name="P6"><text:s text:c="2"/>},</text:p>
      <text:p text:style-name="P6"><text:s text:c="2"/>"name": "doggie",</text:p>
      <text:p text:style-name="P6"><text:s text:c="2"/>"photoUrls": [</text:p>
      <text:p text:style-name="P6"><text:s text:c="4"/>"string"</text:p>
      <text:p text:style-name="P6"><text:s text:c="2"/>],</text:p>
      <text:p text:style-name="P6"><text:s text:c="2"/>"tags": [</text:p>
      <text:p text:style-name="P6"><text:s text:c="4"/>{</text:p>
      <text:p text:style-name="P6"><text:s text:c="6"/>"id": 0,</text:p>
      <text:p text:style-name="P6"><text:s text:c="6"/>"name": "string"</text:p>
      <text:p text:style-name="P6"><text:s text:c="4"/>}</text:p>
      <text:p text:style-name="P6"><text:s text:c="2"/>],</text:p>
      <text:p text:style-name="P6"><text:s text:c="2"/>"status": "available"</text:p>
      <text:p text:style-name="P6">}</text:p>
      <text:p text:style-name="P6"/>
      <text:p text:style-name="P7">Ever pet needs ids which are numbers. They need a primary id, a category id and a tag id.</text:p>
      <text:p text:style-name="P7">They require a name in string format.</text:p>
      <text:p text:style-name="P7">The "photoUrls" look to be optional so an empty string array can be provided<text:span text:style-name="T4"> or you could provide a url in the form of a string pointing to an image of the pet.</text:span></text:p>
      <text:p text:style-name="P7">The pet needs a status of "available" or "unavailable"</text:p>
      <text:p text:style-name="P8">Categories and tags have names as well as ids but in this context "string" is just used as a name.</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erif" svg:font-family="'Liberation Serif'" style:font-family-generic="roman"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en" fo:country="GB"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499cm" style:contextual-spacing="false" fo:line-height="115%"/>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9-13T09:34:39.804000000</dc:date>
    <meta:editing-duration>PT53M24S</meta:editing-duration>
    <meta:editing-cycles>11</meta:editing-cycles>
    <meta:generator>LibreOffice/7.4.7.2$Windows_X86_64 LibreOffice_project/723314e595e8007d3cf785c16538505a1c878ca5</meta:generator>
    <meta:document-statistic meta:table-count="0" meta:image-count="0" meta:object-count="0" meta:page-count="2" meta:paragraph-count="70" meta:word-count="399" meta:character-count="2364" meta:non-whitespace-character-count="1891"/>
  </office:meta>
</office:document-meta>
</file>